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B0000009615CBFA43.png"/>
  <manifest:file-entry manifest:media-type="image/png" manifest:full-path="Pictures/100000000000005C00000081490767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5.984cm" svg:height="8.246cm" draw:transform="rotate (-1.55805542325623) translate (6.048cm 2.028cm)">
              <text:p/>
              <draw:enhanced-geometry svg:viewBox="0 0 21600 21600" draw:type="block-arc" draw:modifiers="178.442005248232 6855.0537170127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1" draw:text-style-name="P1" draw:layer="layout" svg:width="7.729cm" svg:height="5.692cm" draw:transform="rotate (-1.55805542325623) translate (27.936cm 1.544cm)">
            <text:p/>
            <draw:enhanced-geometry svg:viewBox="0 0 21600 21600" draw:type="block-arc" draw:modifiers="177.819694014347 8867.5009115450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" draw:text-style-name="P1" draw:layer="layout" svg:width="7.729cm" svg:height="5.692cm" draw:transform="rotate (-1.55805542325623) translate (27.838cm 10.708cm)">
            <text:p/>
            <draw:enhanced-geometry svg:viewBox="0 0 21600 21600" draw:type="block-arc" draw:modifiers="177.819694014347 8867.5009115450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2" draw:text-style-name="P1" draw:layer="layout" svg:width="4.43cm" svg:height="6.213cm" svg:x="7.994cm" svg:y="1.92cm">
            <draw:image xlink:href="Pictures/100000000000005C0000008149076768.png" xlink:type="simple" xlink:show="embed" xlink:actuate="onLoad">
              <text:p/>
            </draw:image>
          </draw:frame>
          <draw:frame draw:style-name="gr2" draw:text-style-name="P1" draw:layer="layout" svg:width="5.138cm" svg:height="7.204cm" svg:x="12.794cm" svg:y="1.446cm">
            <draw:image xlink:href="Pictures/100000000000006B0000009615CBFA43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2-09T20:14:35</meta:creation-date>
    <dc:date>2019-02-13T18:33:57</dc:date>
    <meta:editing-duration>PT06H02M20S</meta:editing-duration>
    <meta:editing-cycles>8</meta:editing-cycles>
    <meta:generator>NeoOffice/3.4$Unix OpenOffice.org_project/Patch 0</meta:generator>
    <meta:document-statistic meta:object-count="7"/>
  </office:meta>
</office:document-meta>
</file>